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3pt" style:font-size-asian="13pt" style:font-size-complex="13pt"/>
    </style:style>
    <style:style style:name="P2" style:family="paragraph" style:parent-style-name="Heading_20_1">
      <style:paragraph-properties fo:text-align="start" style:justify-single-word="false"/>
      <style:text-properties fo:color="#000000" style:font-name="Verdana" fo:font-size="15pt" fo:font-weight="bold" style:font-size-asian="15pt" style:font-size-complex="15pt" loext:padding="0cm" loext:border="none"/>
    </style:style>
    <style:style style:name="P3" style:family="paragraph" style:parent-style-name="Heading_20_1">
      <style:paragraph-properties fo:text-align="center" style:justify-single-word="false"/>
      <style:text-properties fo:color="#000000" style:font-name="Verdana" fo:font-size="16pt" fo:font-weight="bold" style:font-size-asian="16pt" style:font-size-complex="16pt" loext:padding="0cm" loext:border="none"/>
    </style:style>
    <style:style style:name="P4" style:family="paragraph" style:parent-style-name="Heading_20_2">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5" style:family="paragraph" style:parent-style-name="Heading_20_2">
      <style:paragraph-properties fo:margin-left="0cm" fo:margin-right="0cm" fo:margin-top="0cm" fo:margin-bottom="0cm" loext:contextual-spacing="false" fo:line-height="100%" fo:text-align="center" style:justify-single-word="false" fo:text-indent="0cm" style:auto-text-indent="false"/>
      <style:text-properties fo:color="#000000" style:font-name="Verdana" fo:font-size="16pt" fo:font-weight="bold" officeooo:paragraph-rsid="001c0554" style:font-size-asian="16pt" style:font-size-complex="16pt" loext:padding="0cm" loext:border="none"/>
    </style:style>
    <style:style style:name="P6" style:family="paragraph" style:parent-style-name="Heading_20_3">
      <style:paragraph-properties fo:margin-left="0cm" fo:margin-right="0cm" fo:margin-top="0cm" fo:margin-bottom="0cm" loext:contextual-spacing="false" fo:line-height="100%" fo:text-indent="0cm" style:auto-text-indent="false"/>
      <style:text-properties fo:color="#000000" style:font-name="Verdana" fo:font-size="13pt" fo:font-weight="bold" style:font-size-asian="13pt" style:font-size-complex="13pt" loext:padding="0cm" loext:border="none"/>
    </style:style>
    <style:style style:name="P7"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style:font-size-asian="13pt" style:font-size-complex="13pt" loext:padding="0cm" loext:border="none"/>
    </style:style>
    <style:style style:name="P8"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7f8" style:font-size-asian="13pt" style:font-size-complex="13pt" loext:padding="0cm" loext:border="none"/>
    </style:style>
    <style:style style:name="P9"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b47f8" officeooo:paragraph-rsid="000d6b12" style:font-name-asian="NSimSun" style:font-size-asian="13pt" style:font-weight-asian="bold" style:font-name-complex="Lucida Sans" style:font-size-complex="13pt" style:font-weight-complex="bold" loext:padding="0cm" loext:border="none"/>
    </style:style>
    <style:style style:name="P10" style:family="paragraph" style:parent-style-name="Heading_20_3">
      <style:paragraph-properties fo:margin-left="0cm" fo:margin-right="0cm" fo:margin-top="0cm" fo:margin-bottom="0cm" loext:contextual-spacing="false" fo:line-height="100%" fo:text-indent="0cm" style:auto-text-indent="false"/>
      <style:text-properties fo:color="#000000" style:font-name="Verdana" fo:font-size="13pt" style:font-size-asian="13pt" style:font-size-complex="13pt" loext:padding="0cm" loext:border="none"/>
    </style:style>
    <style:style style:name="P11"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4pt" fo:font-weight="bold" style:font-size-asian="14pt" style:font-size-complex="14pt" loext:padding="0cm" loext:border="none"/>
    </style:style>
    <style:style style:name="P12"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4pt" fo:font-weight="bold" officeooo:paragraph-rsid="000b4823" style:font-size-asian="14pt" style:font-size-complex="14pt" loext:padding="0cm" loext:border="none"/>
    </style:style>
    <style:style style:name="P13"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style:font-size-asian="15pt" style:font-size-complex="15pt" loext:padding="0cm" loext:border="none"/>
    </style:style>
    <style:style style:name="P14"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officeooo:paragraph-rsid="000b47f8" style:font-size-asian="15pt" style:font-size-complex="15pt" loext:padding="0cm" loext:border="none"/>
    </style:style>
    <style:style style:name="P15"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fo:font-weight="bold" officeooo:paragraph-rsid="000b4823" style:font-size-asian="15pt" style:font-size-complex="15pt" loext:padding="0cm" loext:border="none"/>
    </style:style>
    <style:style style:name="P16" style:family="paragraph" style:parent-style-name="Heading_20_3">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5pt" style:text-underline-style="none" fo:font-weight="bold" style:font-size-asian="15pt" style:font-size-complex="15pt" loext:padding="0cm" loext:border="none"/>
    </style:style>
    <style:style style:name="P17"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officeooo:paragraph-rsid="000d6b12"/>
    </style:style>
    <style:style style:name="P18"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font-style="italic" officeooo:paragraph-rsid="000d6b12" style:font-style-asian="italic" style:font-style-complex="italic"/>
    </style:style>
    <style:style style:name="P19" style:family="paragraph" style:parent-style-name="Text_20_body">
      <style:paragraph-properties fo:margin-left="0cm" fo:margin-right="0cm" fo:margin-top="0cm" fo:margin-bottom="0.238cm" loext:contextual-spacing="false" fo:line-height="100%" fo:text-align="justify" style:justify-single-word="false" fo:text-indent="0cm" style:auto-text-indent="false"/>
      <style:text-properties fo:color="#000000" style:font-name="Verdana" fo:font-size="13pt" fo:font-weight="normal" officeooo:paragraph-rsid="000b4823" style:font-size-asian="13pt" style:font-weight-asian="normal" style:font-size-complex="13pt" style:font-weight-complex="normal" loext:padding="0cm" loext:border="none"/>
    </style:style>
    <style:style style:name="P2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style:font-size-asian="13pt" style:font-size-complex="13pt" loext:padding="0cm" loext:border="none"/>
    </style:style>
    <style:style style:name="P2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7f8" style:font-size-asian="13pt" style:font-size-complex="13pt" loext:padding="0cm" loext:border="none"/>
    </style:style>
    <style:style style:name="P2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paragraph-rsid="000b4823" style:font-size-asian="13pt" style:font-size-complex="13pt" loext:padding="0cm" loext:border="none"/>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bold" officeooo:rsid="000b47f8" officeooo:paragraph-rsid="000b47f8" style:font-name-asian="NSimSun" style:font-size-asian="13pt" style:font-weight-asian="bold" style:font-name-complex="Lucida Sans" style:font-size-complex="13pt" style:font-weight-complex="bold" loext:padding="0cm" loext:border="none"/>
    </style:style>
    <style:style style:name="P2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b47f8" officeooo:paragraph-rsid="000d6b12" style:font-name-asian="NSimSun" style:font-size-asian="13pt" style:font-weight-asian="bold" style:font-name-complex="Lucida Sans" style:font-size-complex="13pt" style:font-weight-complex="bold" loext:padding="0cm" loext:border="none"/>
    </style:style>
    <style:style style:name="P2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bold" officeooo:rsid="000d6b12" officeooo:paragraph-rsid="000d6b12" style:font-name-asian="NSimSun" style:font-size-asian="13pt" style:font-weight-asian="bold" style:font-name-complex="Lucida Sans" style:font-size-complex="13pt" style:font-weight-complex="bold" loext:padding="0cm" loext:border="none"/>
    </style:style>
    <style:style style:name="P2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style:font-size-asian="13pt" style:font-size-complex="13pt" loext:padding="0cm" loext:border="none"/>
    </style:style>
    <style:style style:name="P2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officeooo:paragraph-rsid="000b47f8" style:font-size-asian="13pt" style:font-size-complex="13pt" loext:padding="0cm" loext:border="none"/>
    </style:style>
    <style:style style:name="P2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officeooo:paragraph-rsid="000f578d" style:font-size-asian="13pt" style:font-size-complex="13pt" loext:padding="0cm" loext:border="none"/>
    </style:style>
    <style:style style:name="P2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officeooo:rsid="000f578d" officeooo:paragraph-rsid="0010ac72" style:font-size-asian="13pt" style:font-size-complex="13pt" loext:padding="0cm" loext:border="none"/>
    </style:style>
    <style:style style:name="P3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officeooo:rsid="00127685" officeooo:paragraph-rsid="00127685" style:font-size-asian="13pt" style:font-size-complex="13pt" loext:padding="0cm" loext:border="none"/>
    </style:style>
    <style:style style:name="P3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3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0b47f8" officeooo:paragraph-rsid="000b47f8" style:font-name-asian="NSimSun" style:font-size-asian="13pt" style:font-weight-asian="normal" style:font-name-complex="Lucida Sans" style:font-size-complex="13pt" style:font-weight-complex="normal" loext:padding="0cm" loext:border="none"/>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146320" officeooo:paragraph-rsid="00146320" style:font-name-asian="NSimSun" style:font-size-asian="13pt" style:font-weight-asian="normal" style:font-name-complex="Lucida Sans" style:font-size-complex="13pt" style:font-weight-complex="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1547ea" officeooo:paragraph-rsid="001547ea" style:font-name-asian="NSimSun" style:font-size-asian="13pt" style:font-weight-asian="normal" style:font-name-complex="Lucida Sans" style:font-size-complex="13pt" style:font-weight-complex="normal" loext:padding="0cm" loext:border="none"/>
    </style:style>
    <style:style style:name="P3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weight="normal" officeooo:rsid="00171b2b" officeooo:paragraph-rsid="00171b2b" style:font-name-asian="NSimSun" style:font-size-asian="13pt" style:font-weight-asian="normal" style:font-name-complex="Lucida Sans" style:font-size-complex="13pt" style:font-weight-complex="normal" loext:padding="0cm" loext:border="none"/>
    </style:style>
    <style:style style:name="P3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italic" fo:font-weight="bold" officeooo:rsid="000d6b12" officeooo:paragraph-rsid="000d6b12" style:font-name-asian="NSimSun" style:font-size-asian="13pt" style:font-style-asian="italic" style:font-weight-asian="bold" style:font-name-complex="Lucida Sans" style:font-size-complex="13pt" style:font-style-complex="italic" style:font-weight-complex="bold" loext:padding="0cm" loext:border="none"/>
    </style:style>
    <style:style style:name="P3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italic" fo:font-weight="bold" officeooo:rsid="0010ac72" officeooo:paragraph-rsid="0010ac72" style:font-size-asian="13pt" style:font-style-asian="italic" style:font-weight-asian="bold" style:font-size-complex="13pt" style:font-style-complex="italic" style:font-weight-complex="bold" loext:padding="0cm" loext:border="none"/>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italic" fo:font-weight="bold" officeooo:rsid="00113f00" officeooo:paragraph-rsid="00113f00" style:font-size-asian="13pt" style:font-style-asian="italic" style:font-weight-asian="bold" style:font-size-complex="13pt" style:font-style-complex="italic" style:font-weight-complex="bold" loext:padding="0cm" loext:border="none"/>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font-name="Verdana" fo:font-size="13pt" style:text-underline-style="none" fo:font-weight="normal" officeooo:rsid="000d6b12" officeooo:paragraph-rsid="000d6b12" style:font-name-asian="NSimSun" style:font-size-asian="13pt" style:font-weight-asian="normal" style:font-name-complex="Lucida Sans" style:font-size-complex="13pt" style:font-weight-complex="normal" loext:padding="0cm" loext:border="none"/>
    </style:style>
    <style:style style:name="P4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normal" fo:font-weight="normal" officeooo:rsid="000d6b12" officeooo:paragraph-rsid="000d6b12" style:font-name-asian="NSimSun" style:font-size-asian="13pt" style:font-style-asian="normal" style:font-weight-asian="normal" style:font-name-complex="Lucida Sans" style:font-size-complex="13pt" style:font-style-complex="normal" style:font-weight-complex="normal" loext:padding="0cm" loext:border="none"/>
    </style:style>
    <style:style style:name="P4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normal" fo:font-weight="normal" officeooo:rsid="0010ac72" officeooo:paragraph-rsid="0010ac72" style:font-size-asian="13pt" style:font-style-asian="normal" style:font-weight-asian="normal" style:font-size-complex="13pt" style:font-style-complex="normal" style:font-weight-complex="normal" loext:padding="0cm" loext:border="none"/>
    </style:style>
    <style:style style:name="P4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font-style="normal" fo:font-weight="normal" officeooo:rsid="00127685" officeooo:paragraph-rsid="00127685" style:font-size-asian="13pt" style:font-style-asian="normal" style:font-weight-asian="normal" style:font-size-complex="13pt" style:font-style-complex="normal" style:font-weight-complex="normal" loext:padding="0cm" loext:border="none"/>
    </style:style>
    <style:style style:name="P4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3pt" fo:language="zxx" fo:country="none" fo:font-style="normal" style:text-underline-style="solid" style:text-underline-width="auto" style:text-underline-color="font-color" fo:font-weight="normal" officeooo:rsid="000b47f8" officeooo:paragraph-rsid="000d6b12" fo:background-color="transparent" style:font-name-asian="NSimSun" style:font-size-asian="13pt" style:language-asian="zxx" style:country-asian="none" style:font-style-asian="normal" style:font-weight-asian="normal" style:font-name-complex="Lucida Sans" style:font-size-complex="13pt" style:language-complex="zxx" style:country-complex="none" style:font-style-complex="normal" style:font-weight-complex="normal" loext:padding="0cm" loext:border="none"/>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4pt" fo:font-weight="bold" officeooo:paragraph-rsid="000b47f8" style:font-size-asian="14pt" style:font-size-complex="14pt" loext:padding="0cm" loext:border="none"/>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Verdana" fo:font-size="15pt" fo:font-weight="bold" officeooo:rsid="000b47f8" officeooo:paragraph-rsid="000b47f8" style:font-name-asian="NSimSun" style:font-size-asian="15pt" style:font-weight-asian="bold" style:font-name-complex="Lucida Sans" style:font-size-complex="15pt" style:font-weight-complex="bold" loext:padding="0cm" loext:border="none"/>
    </style:style>
    <style:style style:name="P4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style:font-name="Verdana" fo:font-size="15pt" fo:font-weight="bold" style:font-size-asian="15pt" style:font-size-complex="15pt" loext:padding="0cm" loext:border="none"/>
    </style:style>
    <style:style style:name="P4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000000" style:font-name="Verdana" fo:font-size="16pt" fo:font-weight="bold" officeooo:paragraph-rsid="001c0554" style:font-size-asian="16pt" style:font-size-complex="16pt" loext:padding="0cm" loext:border="none"/>
    </style:style>
    <style:style style:name="P4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000000" style:font-name="Verdana" fo:font-size="16pt" fo:font-weight="bold" officeooo:rsid="001c0554" officeooo:paragraph-rsid="001c0554" style:font-size-asian="16pt" style:font-size-complex="16pt" loext:padding="0cm" loext:border="none"/>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0b4823"/>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paragraph-rsid="000d6b12"/>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officeooo:rsid="000d6b12" officeooo:paragraph-rsid="000d6b12"/>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text-underline-style="none" officeooo:rsid="000d6b12" officeooo:paragraph-rsid="000d6b12"/>
    </style:style>
    <style:style style:name="P54" style:family="paragraph" style:parent-style-name="Text_20_body" style:list-style-name="L7">
      <style:paragraph-properties fo:margin-top="0cm" fo:margin-bottom="0.238cm" loext:contextual-spacing="false" fo:line-height="100%" fo:text-align="justify" style:justify-single-word="false"/>
      <style:text-properties fo:color="#000000" style:font-name="Verdana" fo:font-size="13pt" officeooo:paragraph-rsid="000b4823" style:font-size-asian="13pt" style:font-size-complex="13pt" loext:padding="0cm" loext:border="none"/>
    </style:style>
    <style:style style:name="P55" style:family="paragraph" style:parent-style-name="Text_20_body" style:list-style-name="L5">
      <style:paragraph-properties fo:margin-top="0cm" fo:margin-bottom="0.238cm" loext:contextual-spacing="false" fo:text-align="justify" style:justify-single-word="false"/>
      <style:text-properties style:font-name="Verdana" fo:font-size="13pt" officeooo:paragraph-rsid="000b47f8" style:font-size-asian="13pt" style:font-size-complex="13pt"/>
    </style:style>
    <style:style style:name="P56" style:family="paragraph" style:parent-style-name="Text_20_body" style:list-style-name="L5">
      <style:paragraph-properties fo:margin-top="0cm" fo:margin-bottom="0.238cm" loext:contextual-spacing="false" fo:text-align="justify" style:justify-single-word="false"/>
      <style:text-properties style:font-name="Verdana" fo:font-size="13pt" officeooo:paragraph-rsid="000b4823" style:font-size-asian="13pt" style:font-size-complex="13pt"/>
    </style:style>
    <style:style style:name="P57" style:family="paragraph" style:parent-style-name="Text_20_body" style:list-style-name="L6">
      <style:paragraph-properties fo:margin-top="0cm" fo:margin-bottom="0.238cm" loext:contextual-spacing="false" fo:text-align="justify" style:justify-single-word="false"/>
      <style:text-properties style:font-name="Verdana" fo:font-size="13pt" officeooo:paragraph-rsid="000b4823" style:font-size-asian="13pt" style:font-size-complex="13pt"/>
    </style:style>
    <style:style style:name="P58" style:family="paragraph" style:parent-style-name="Text_20_body" style:list-style-name="L7">
      <style:paragraph-properties fo:margin-top="0cm" fo:margin-bottom="0.238cm" loext:contextual-spacing="false" fo:line-height="100%" fo:text-align="justify" style:justify-single-word="false"/>
      <style:text-properties style:font-name="Verdana" fo:font-size="13pt" officeooo:paragraph-rsid="000b4823" style:font-size-asian="13pt" style:font-size-complex="13pt"/>
    </style:style>
    <style:style style:name="P59" style:family="paragraph" style:parent-style-name="Text_20_body">
      <style:paragraph-properties fo:margin-top="0cm" fo:margin-bottom="0.238cm" loext:contextual-spacing="false" fo:text-align="justify" style:justify-single-word="false"/>
      <style:text-properties style:font-name="Verdana" fo:font-size="13pt" fo:font-style="italic" officeooo:paragraph-rsid="000b4823" style:font-size-asian="13pt" style:font-style-asian="italic" style:font-size-complex="13pt" style:font-style-complex="italic"/>
    </style:style>
    <style:style style:name="P60" style:family="paragraph" style:parent-style-name="Text_20_body">
      <style:paragraph-properties fo:margin-top="0cm" fo:margin-bottom="0cm" loext:contextual-spacing="false" fo:text-align="justify" style:justify-single-word="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P61" style:family="paragraph" style:parent-style-name="Text_20_body">
      <style:paragraph-properties fo:margin-top="0cm" fo:margin-bottom="0cm" loext:contextual-spacing="false" fo:text-align="justify" style:justify-single-word="false"/>
      <style:text-properties fo:color="#000000" style:font-name="Verdana" fo:font-size="13pt" style:font-size-asian="13pt" style:font-size-complex="13pt" loext:padding="0cm" loext:border="none"/>
    </style:style>
    <style:style style:name="P62" style:family="paragraph" style:parent-style-name="Text_20_body" style:list-style-name="L8">
      <style:paragraph-properties fo:margin-top="0cm" fo:margin-bottom="0cm" loext:contextual-spacing="false" fo:text-align="justify" style:justify-single-word="false"/>
      <style:text-properties officeooo:paragraph-rsid="001547ea"/>
    </style:style>
    <style:style style:name="P63" style:family="paragraph" style:parent-style-name="Text_20_body" style:list-style-name="L8">
      <style:paragraph-properties fo:margin-top="0cm" fo:margin-bottom="0cm" loext:contextual-spacing="false" fo:text-align="justify" style:justify-single-word="false"/>
      <style:text-properties officeooo:rsid="001547ea" officeooo:paragraph-rsid="001547ea"/>
    </style:style>
    <style:style style:name="P64" style:family="paragraph" style:parent-style-name="Text_20_body" style:list-style-name="L8">
      <style:paragraph-properties fo:margin-top="0cm" fo:margin-bottom="0cm" loext:contextual-spacing="false" fo:text-align="justify" style:justify-single-word="false"/>
      <style:text-properties officeooo:rsid="00171b2b" officeooo:paragraph-rsid="00171b2b"/>
    </style:style>
    <style:style style:name="P65"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Verdana" fo:font-size="13pt" fo:letter-spacing="normal" fo:language="zxx" fo:country="none" fo:font-style="normal" style:text-underline-style="solid" style:text-underline-width="auto" style:text-underline-color="font-color" fo:font-weight="normal" officeooo:rsid="000b47f8" officeooo:paragraph-rsid="000d6b12" fo:background-color="transparent" style:font-name-asian="NSimSun" style:font-size-asian="13pt" style:language-asian="zxx" style:country-asian="none" style:font-style-asian="normal" style:font-weight-asian="normal" style:font-name-complex="Lucida Sans" style:font-size-complex="13pt" style:language-complex="zxx" style:country-complex="none" style:font-style-complex="normal" style:font-weight-complex="normal" loext:padding="0cm" loext:border="none"/>
    </style:style>
    <style:style style:name="P66" style:family="paragraph" style:parent-style-name="Heading_20_4">
      <style:paragraph-properties fo:margin-left="0cm" fo:margin-right="0cm" fo:margin-top="0cm" fo:margin-bottom="0cm" loext:contextual-spacing="false" fo:line-height="100%" fo:text-align="justify" style:justify-single-word="false" fo:text-indent="0cm" style:auto-text-indent="false"/>
      <style:text-properties fo:color="#000000" style:font-name="Verdana" fo:font-size="13pt" fo:font-weight="normal" officeooo:rsid="000b47f8" style:font-name-asian="NSimSun" style:font-size-asian="13pt" style:font-weight-asian="normal" style:font-name-complex="Lucida Sans" style:font-size-complex="13pt" style:font-weight-complex="normal" loext:padding="0cm" loext:border="none"/>
    </style:style>
    <style:style style:name="T1" style:family="text">
      <style:text-properties officeooo:rsid="0008ec68"/>
    </style:style>
    <style:style style:name="T2" style:family="text">
      <style:text-properties officeooo:rsid="000b47f8"/>
    </style:style>
    <style:style style:name="T3" style:family="text">
      <style:text-properties fo:font-weight="normal" style:font-weight-asian="normal" style:font-weight-complex="normal"/>
    </style:style>
    <style:style style:name="T4" style:family="text">
      <style:text-properties fo:font-weight="normal" officeooo:rsid="000d0288"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loext:padding="0cm" loext:border="none"/>
    </style:style>
    <style:style style:name="T11" style:family="text">
      <style:text-properties fo:color="#000000" officeooo:rsid="000b47f8" loext:padding="0cm" loext:border="none"/>
    </style:style>
    <style:style style:name="T12" style:family="text">
      <style:text-properties fo:color="#000000" officeooo:rsid="000b4823" loext:padding="0cm" loext:border="none"/>
    </style:style>
    <style:style style:name="T13" style:family="text">
      <style:text-properties fo:color="#000000" fo:font-weight="bold" style:font-weight-asian="bold" style:font-weight-complex="bold" loext:padding="0cm" loext:border="none"/>
    </style:style>
    <style:style style:name="T14" style:family="text">
      <style:text-properties fo:color="#000000" style:font-name="Verdana" fo:font-size="13pt" fo:font-weight="normal" officeooo:rsid="001547ea" style:font-name-asian="NSimSun" style:font-size-asian="13pt" style:font-weight-asian="normal" style:font-name-complex="Lucida Sans" style:font-size-complex="13pt" style:font-weight-complex="normal" loext:padding="0cm" loext:border="none"/>
    </style:style>
    <style:style style:name="T15" style:family="text">
      <style:text-properties fo:color="#000000" style:font-name="Verdana" fo:font-size="13pt" fo:font-weight="normal" style:font-name-asian="NSimSun" style:font-size-asian="13pt" style:font-weight-asian="normal" style:font-name-complex="Lucida Sans" style:font-size-complex="13pt" style:font-weight-complex="normal" loext:padding="0cm" loext:border="none"/>
    </style:style>
    <style:style style:name="T16" style:family="text">
      <style:text-properties fo:color="#000000" style:font-name="Verdana" fo:font-size="13pt" fo:font-weight="normal" officeooo:rsid="000b47f8"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7" style:family="text">
      <style:text-properties fo:color="#000000" style:font-name="Verdana" fo:font-size="13pt" fo:font-weight="normal"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8" style:family="text">
      <style:text-properties fo:color="#000000" style:font-name="Verdana" fo:font-size="13pt" style:text-underline-style="solid" style:text-underline-width="auto" style:text-underline-color="font-color" fo:font-weight="normal" officeooo:rsid="000b47f8" fo:background-color="transparent" loext:char-shading-value="0" style:font-name-asian="NSimSun" style:font-size-asian="13pt" style:font-weight-asian="normal" style:font-name-complex="Lucida Sans" style:font-size-complex="13pt" style:font-weight-complex="normal" loext:padding="0cm" loext:border="none"/>
    </style:style>
    <style:style style:name="T19" style:family="text">
      <style:text-properties fo:color="#000000" style:font-name="Verdana" fo:font-size="13pt" style:text-underline-style="solid" style:text-underline-width="auto" style:text-underline-color="font-color" fo:font-weight="normal" fo:background-color="transparent" loext:char-shading-value="0" style:font-name-asian="NSimSun" style:font-size-asian="13pt" style:font-weight-asian="normal" style:font-name-complex="Lucida Sans" style:font-size-complex="13pt" style:font-weight-complex="normal" loext:padding="0cm" loext:border="none"/>
    </style:style>
    <style:style style:name="T20" style:family="text">
      <style:text-properties fo:color="#000000" style:font-name="Verdana" fo:font-size="13pt" fo:font-style="italic" fo:font-weight="bold" style:font-size-asian="13pt" style:font-style-asian="italic" style:font-weight-asian="bold" style:font-size-complex="13pt" style:font-style-complex="italic" style:font-weight-complex="bold" loext:padding="0cm" loext:border="none"/>
    </style:style>
    <style:style style:name="T21" style:family="text">
      <style:text-properties fo:color="#000000" style:font-name="Verdana" fo:font-size="13pt" fo:font-weight="bold" officeooo:rsid="000d6b12" style:font-name-asian="NSimSun" style:font-size-asian="13pt" style:font-weight-asian="bold" style:font-name-complex="Lucida Sans" style:font-size-complex="13pt" style:font-weight-complex="bold" loext:padding="0cm" loext:border="none"/>
    </style:style>
    <style:style style:name="T22" style:family="text">
      <style:text-properties fo:color="#000000" style:font-name="Verdana" fo:font-size="13pt" fo:font-weight="bold" officeooo:rsid="000b47f8" style:font-name-asian="NSimSun" style:font-size-asian="13pt" style:font-weight-asian="bold" style:font-name-complex="Lucida Sans" style:font-size-complex="13pt" style:font-weight-complex="bold" loext:padding="0cm" loext:border="none"/>
    </style:style>
    <style:style style:name="T23" style:family="text">
      <style:text-properties fo:color="#000000" fo:font-weight="normal" officeooo:rsid="000b4823" style:font-weight-asian="normal" style:font-weight-complex="normal" loext:padding="0cm" loext:border="none"/>
    </style:style>
    <style:style style:name="T24" style:family="text">
      <style:text-properties fo:background-color="transparent" loext:char-shading-value="0"/>
    </style:style>
    <style:style style:name="T25" style:family="text">
      <style:text-properties officeooo:rsid="000d0288"/>
    </style:style>
    <style:style style:name="T26" style:family="text">
      <style:text-properties officeooo:rsid="000d6b12"/>
    </style:style>
    <style:style style:name="T27" style:family="text">
      <style:text-properties officeooo:rsid="0010ac7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How can the public administration guide Barcelona city towards a more equal and pleasant city for it´s citizens?</text:h>
      <text:p text:style-name="P48"/>
      <text:p text:style-name="P49">Fernando Paulino Nogueira</text:p>
      <text:p text:style-name="P49"/>
      <text:p text:style-name="P49">February 12, 2020</text:p>
      <text:h text:style-name="P3" text:outline-level="1"/>
      <text:h text:style-name="P2" text:outline-level="1"><text:bookmark text:name="Introduction-/-Problem-/-Proposal"/>Introduction</text:h>
      <text:p text:style-name="P47"/>
      <text:p text:style-name="P26">We know that cities are not all the same. Their configuration is unequal, the number and types of venues, the public spaces for leisure activities, the criminality rates, the rental prices, <text:span text:style-name="T1">between others,</text:span> all of these aspects are different and in some part that represents a better or worse quality of live for the individuals and families as well as for the comunity as a whole.</text:p>
      <text:p text:style-name="P26"/>
      <text:p text:style-name="P26">If the public authority have up-to-date information about how the neighborhoods are configured and the metrics that are relevant in order to orient the public policies it can make the best decisions aiming to provide a better distributed city to all.</text:p>
      <text:p text:style-name="P26"/>
      <text:p text:style-name="P26">A more equally distributed city would improve the general quality of life. People <text:s/>wouldn´t need to go far away from their homes to work, to entertainment, to shop, to have family time, in short, to live. And that would reflect on smaller traffic jams, better air quality, healthier ways of transportation, growth of the local neighborhood economy, less time on the way and more time doing the things you like/need.</text:p>
      <text:h text:style-name="P7" text:outline-level="3"><text:soft-page-break/></text:h>
      <text:h text:style-name="P8" text:outline-level="3"/>
      <text:h text:style-name="P14" text:outline-level="3"><text:span text:style-name="T25">O</text:span>bjectives</text:h>
      <text:p text:style-name="P21"/>
      <text:p text:style-name="P27">The main objective of this work is to provide the stakeholders with relevant information to decision making.</text:p>
      <text:p text:style-name="P27"/>
      <text:p text:style-name="P45"><text:span text:style-name="T8"/></text:p>
      <text:h text:style-name="P12" text:outline-level="3"><text:span text:style-name="T8"/></text:h>
      <text:h text:style-name="P15" text:outline-level="3"><text:span text:style-name="T8">Possible stakeholders</text:span></text:h>
      <text:p text:style-name="P22"><text:span text:style-name="T9"/></text:p>
      <text:p text:style-name="P50"><text:span text:style-name="T20">Public Power</text:span></text:p>
      <text:list xml:id="list444640236" text:style-name="L5">
        <text:list-item>
          <text:p text:style-name="P55"><text:span text:style-name="T11">E</text:span><text:span text:style-name="T10">xplore the final result in order to see what are the neighborhoods with fewer number o</text:span><text:span text:style-name="T12">f</text:span><text:span text:style-name="T10"> public squares (green area) in order to plan the construction of new ones.</text:span></text:p>
        </text:list-item>
        <text:list-item>
          <text:p text:style-name="P56"><text:span text:style-name="T11">See what are the predominant kind of venues by neighborhood in order to create </text:span><text:span text:style-name="T12">orient which categpories should be subsidized and where.</text:span></text:p>
        </text:list-item>
      </text:list>
      <text:p text:style-name="P59"><text:span text:style-name="T13">Civil Society Groups</text:span></text:p>
      <text:list xml:id="list179480347" text:style-name="L6">
        <text:list-item>
          <text:p text:style-name="P57"><text:span text:style-name="T12">K</text:span><text:span text:style-name="T10">now what areas of the city are under real state speculation </text:span><text:span text:style-name="T12">proccess </text:span><text:span text:style-name="T10">in order to plan actions against it.</text:span></text:p>
        </text:list-item>
      </text:list>
      <text:p text:style-name="P19"><text:span text:style-name="T6">Individuals</text:span> </text:p>
      <text:list xml:id="list1054232065" text:style-name="L7">
        <text:list-item>
          <text:p text:style-name="P58"><text:span text:style-name="T23">Analyse different aspects of the neighborhoods in order to choose the most interesting one for buying an appartment or invest in a business.</text:span></text:p>
          <text:p text:style-name="P54"/>
        </text:list-item>
      </text:list>
      <text:h text:style-name="P7" text:outline-level="3"/>
      <text:h text:style-name="P11" text:outline-level="3"/>
      <text:h text:style-name="P13" text:outline-level="3"><text:bookmark text:name="Metrics-that-will-be-raised:"/><text:span text:style-name="T2">Data</text:span></text:h>
      <text:p text:style-name="P20"/>
      <text:h text:style-name="P4" text:outline-level="2"><text:span text:style-name="T25">I</text:span>´ll us<text:span text:style-name="T25">e</text:span> 3 data sources:</text:h>
      <text:p text:style-name="P31"/>
      <text:h text:style-name="P9" text:outline-level="3"><text:span text:style-name="T5">The foursquare API</text:span><text:bookmark text:name="Description:"/><text:span text:style-name="T5">:</text:span></text:h>
      <text:h text:style-name="P9" text:outline-level="3"><text:span text:style-name="T7"/></text:h>
      <text:h text:style-name="P9" text:outline-level="3"><text:span text:style-name="T3">The foursquare API will provide us with the neighborhoods´ venu</text:span><text:span text:style-name="T4">es´ names</text:span><text:span text:style-name="T3">, their category and location.</text:span></text:h>
      <text:p text:style-name="P24"><text:span text:style-name="T3"/></text:p>
      <text:p text:style-name="P25"><text:span text:style-name="T3">Description:</text:span></text:p>
      <text:p text:style-name="P25"><text:span text:style-name="T3"/></text:p>
      <text:p text:style-name="P25"><text:soft-page-break/><text:span text:style-name="T3">The foursquare API will provide us with the neighborhoods´ venues, their category and location.</text:span></text:p>
      <text:h text:style-name="P66" text:outline-level="4"/>
      <text:h text:style-name="P18" text:outline-level="3"><text:bookmark text:name="-https://www.bcn.cat/estadistica/castella/dades/timm/ipreus/habllo/a2020/tbarris2.htm"/><text:span text:style-name="T21">Prices per square meter per neighborhood:</text:span></text:h>
      <text:h text:style-name="P17" text:outline-level="3"><text:a xlink:type="simple" xlink:href="https://www.bcn.cat/estadistica/castella/dades/timm/ipreus/habllo/a2020/tbarris2.htm" text:style-name="Internet_20_link" text:visited-style-name="Visited_20_Internet_20_Link"><text:span text:style-name="T18"/></text:a></text:h>
      <text:h text:style-name="P17" text:outline-level="3"><text:a xlink:type="simple" xlink:href="https://www.bcn.cat/estadistica/castella/dades/timm/ipreus/habllo/a2020/tbarris2.htm" text:style-name="Internet_20_link" text:visited-style-name="Visited_20_Internet_20_Link"><text:span text:style-name="T18">https://www.bcn.cat/estadistica/castella/dades/timm/ipreus/habllo/a2020/tbarris2.htm</text:span></text:a></text:h>
      <text:p text:style-name="P51"><text:span text:style-name="T18"/></text:p>
      <text:p text:style-name="P53"><text:span text:style-name="T16">D</text:span><text:span text:style-name="T17">escription:</text:span></text:p>
      <text:p text:style-name="P52"><text:span text:style-name="T19"/></text:p>
      <text:p text:style-name="P40"><text:span text:style-name="T24">This table, provided by the statstics´ city hall website, have the monthly average prices per square meter. This will be our source in order to get the rental prices for each neighborhood in Barcelona city.</text:span></text:p>
      <text:p text:style-name="P40"><text:span text:style-name="T24"/></text:p>
      <text:p text:style-name="P51"><text:span text:style-name="T18"/></text:p>
      <text:h text:style-name="P18" text:outline-level="3"><text:span text:style-name="T21">T</text:span><text:span text:style-name="T22">he Annual Statistics Report for the city of Barcelona:</text:span></text:h>
      <text:h text:style-name="P17" text:outline-level="3"><text:a xlink:type="simple" xlink:href="http://www.bcn.cat/estadistica/catala/dades/anuari/Anuari2020_AAFF.pdf" text:style-name="Internet_20_link" text:visited-style-name="Visited_20_Internet_20_Link"><text:span text:style-name="T18"/></text:a></text:h>
      <text:h text:style-name="P17" text:outline-level="3"><text:a xlink:type="simple" xlink:href="http://www.bcn.cat/estadistica/catala/dades/anuari/Anuari2020_AAFF.pdf" text:style-name="Internet_20_link" text:visited-style-name="Visited_20_Internet_20_Link"><text:span text:style-name="T18">http://www.bcn.cat/estadistica/catala/dades/anuari/Anuari2020_AAFF.pdf</text:span></text:a></text:h>
      <text:h text:style-name="P66" text:outline-level="4"/>
      <text:h text:style-name="P66" text:outline-level="4"><text:bookmark text:name="Description:2"/>Description:</text:h>
      <text:p text:style-name="P32"/>
      <text:p text:style-name="P32">This pdf is the Annual Statistics Report for the city of Barcelona. It encompasses many different information about the city. The <text:span text:style-name="T26">information</text:span> <text:s/><text:span text:style-name="T26">I´m</text:span> after is on page 213, where we have the criminality rates for the boroughs of the city. The numbers <text:span text:style-name="T26">I</text:span>´ll be using are the "whole" numbers of criminality rates. That means that we won´t explode the numbers into the specific crimes, because, in <text:span text:style-name="T26">my</text:span> opinion, it would prejudice visualization and comprehensiveness of the work.</text:p>
      <text:p text:style-name="P32"/>
      <text:p text:style-name="P32"/>
      <text:p text:style-name="P37">GeoJson file containing the Borough´s boundaries:</text:p>
      <text:p text:style-name="P37"/>
      <text:p text:style-name="P65">https://raw.githubusercontent.com/martgnz/bcn-geodata/master/districtes/districtes.geojson</text:p>
      <text:p text:style-name="P44"/>
      <text:p text:style-name="P41">Description:</text:p>
      <text:p text:style-name="P41"/>
      <text:p text:style-name="P41">We found this file in a repository in GitHub. It cointains all the necessary lat and long point marking all the boundaries of Barcelona´s boroughs.</text:p>
      <text:h text:style-name="P66" text:outline-level="4"/>
      <text:p text:style-name="P60"/>
      <text:p text:style-name="P61"/>
      <text:h text:style-name="P16" text:outline-level="3"><text:bookmark text:name="Methodology:"/><text:soft-page-break/>Methodology</text:h>
      <text:p text:style-name="P20"/>
      <text:p text:style-name="P26">The final work <text:span text:style-name="T27">consists in</text:span> <text:span text:style-name="T1">6</text:span> parts.</text:p>
      <text:p text:style-name="P26"/>
      <text:p text:style-name="P29"><text:span text:style-name="T6">Part 1:</text:span></text:p>
      <text:p text:style-name="P29"><text:span text:style-name="T6"/></text:p>
      <text:p text:style-name="P29">Creation of the base dataframe containing the following information: Borough, Neighborhood, Neighborhood Latitude, <text:span text:style-name="T27">Neighborhood</text:span> Longitude, Venues <text:span text:style-name="T27">N</text:span>ame<text:span text:style-name="T27">s</text:span>, <text:span text:style-name="T27">Venues </text:span>Latitude<text:span text:style-name="T27">s</text:span>, <text:span text:style-name="T27">Venues </text:span>Longitude<text:span text:style-name="T27">s</text:span> and <text:span text:style-name="T27">Venues </text:span>Categor<text:span text:style-name="T27">ies</text:span>.</text:p>
      <text:p text:style-name="P29"/>
      <text:p text:style-name="P30">Here I´ll use Pandas, bs4 and Request libraries.</text:p>
      <text:p text:style-name="P29"/>
      <text:p text:style-name="P29"/>
      <text:p text:style-name="P38">Part 2:</text:p>
      <text:p text:style-name="P38"/>
      <text:p text:style-name="P42">Exploration and visualization of the information gathered so far. I´ll show the neighborhoods and the venues categories and their number of occurrences. I´ll also plot different graphics showing the amount of venues gathered by neighborhood, the prices per quare meter per neighborhood and also the amount of criminal complaints per neighborhood.</text:p>
      <text:p text:style-name="P42"/>
      <text:p text:style-name="P43">I´ll use Pandas, Seaborn and Matplotlib libraries.</text:p>
      <text:p text:style-name="P42"/>
      <text:p text:style-name="P38">Part 3:</text:p>
      <text:p text:style-name="P38"/>
      <text:p text:style-name="P42">Create new dataframe and preprare data for clustering, using one-hot encoding.</text:p>
      <text:p text:style-name="P42"/>
      <text:p text:style-name="P43">I´ll use Pandas library</text:p>
      <text:p text:style-name="P42"/>
      <text:p text:style-name="P38">Part 4:</text:p>
      <text:p text:style-name="P38"/>
      <text:p text:style-name="P42">Cluster neighborhoods using their venues categories similarity as the criterion. After some tests I have decided to use 4 clusters. That´s why because 5 presented too similar neighborhoods and 3 seemed to excessively condense them.</text:p>
      <text:p text:style-name="P42"/>
      <text:p text:style-name="P43">I´ll use Sklearn and Pandas modules.</text:p>
      <text:p text:style-name="P28"><text:soft-page-break/></text:p>
      <text:p text:style-name="P39">Part 5:</text:p>
      <text:p text:style-name="P26"/>
      <text:p text:style-name="P30">Analysis after clustering. This is where i´ll try to describe each cluster based on the predominance of their venues.</text:p>
      <text:p text:style-name="P30"/>
      <text:p text:style-name="P30">I´ll make use of Pandas library.</text:p>
      <text:p text:style-name="P30"><text:span text:style-name="T6"/></text:p>
      <text:p text:style-name="P30"><text:span text:style-name="T6"/></text:p>
      <text:p text:style-name="P30"><text:span text:style-name="T6">Part 6:</text:span> </text:p>
      <text:p text:style-name="P30"/>
      <text:p text:style-name="P30">Create final dataframes, create Barcelona´s map and plot all the relevant information on it.</text:p>
      <text:p text:style-name="P30"/>
      <text:p text:style-name="P30">I´ll make use of Pandas, Colormap and Folium libraries.</text:p>
      <text:p text:style-name="P30"/>
      <text:p text:style-name="P26"/>
      <text:p text:style-name="P46"/>
      <text:p text:style-name="P46">Results</text:p>
      <text:p text:style-name="P46"/>
      <text:p text:style-name="P34">We have discovered what are the most expensive areas of the city, the most targeted for criminality, we also could learn what are the predominant kinds of venues in each neighborhood in order to understand a little better what are the dynamics of each one of them.</text:p>
      <text:p text:style-name="P34"/>
      <text:p text:style-name="P34">Regarding the clustering of he neighborhoods we came to this final result:</text:p>
      <text:p text:style-name="P34"><text:span text:style-name="T5"><text:tab/>Cluster 0</text:span> - "Diverse Neighborhoods" - Neighborhoods with more diverse kinds of venues. More oriented to locals than tourists.</text:p>
      <text:p text:style-name="P34"><text:tab/><text:span text:style-name="T5">Cluster 1</text:span> - "Restauration Neighborhoods" - Strong presence of restaurants and bars/cafés.</text:p>
      <text:p text:style-name="P34"><text:tab/><text:span text:style-name="T5">Cluster 2</text:span> - "Touristic Hosting Neighborhoods" - Very small area concentrating a lot of Hotels.</text:p>
      <text:p text:style-name="P34"><text:tab/><text:span text:style-name="T5">Cluster 3</text:span> - "Amusement Neighborhoods" - Concentration of restaurants, bars and squares.</text:p>
      <text:p text:style-name="P34"/>
      <text:p text:style-name="P46"/>
      <text:p text:style-name="P46"/>
      <text:p text:style-name="P46"/>
      <text:p text:style-name="P46"><text:soft-page-break/>Discussion</text:p>
      <text:p text:style-name="P23"/>
      <text:p text:style-name="P35">It´s important to notice that this work has limitations, amongst them we have:</text:p>
      <text:p text:style-name="P35"/>
      <text:list xml:id="list4245379469" text:style-name="L8">
        <text:list-item>
          <text:p text:style-name="P62"><text:span text:style-name="T14">We don´t know the Foursquare API criterion to find and present the venues to us. In a number of neighborhoods it has reached the limit of 100 delimited by me. In order to deeply study the neighborhods the ideal would be to know every significant venue inside each neighborhood.</text:span></text:p>
          <text:p text:style-name="P62"><text:span text:style-name="T14"/></text:p>
        </text:list-item>
        <text:list-item>
          <text:p text:style-name="P63"><text:span text:style-name="T15">The information we have on the criminal complaints are by borough and not nieghborhoods, it is from 2019 and it´s condensated for simplification reasons. It would be important to get it by neighborhood and to explore it in a expanded way.</text:span></text:p>
        </text:list-item>
        <text:list-item>
          <text:p text:style-name="P64"><text:span text:style-name="T15">I raise a doubt if it wouldn´t be more accurate for the clustering algorithm if we separated the venues categories by “macro-categories” grouping some similar categories together.</text:span></text:p>
        </text:list-item>
      </text:list>
      <text:p text:style-name="P33"/>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Conclusion</text:p>
      <text:p text:style-name="P23"/>
      <text:p text:style-name="P36">I believe the work achieved the result it aimed for. We could condensate all the information on just one map, showing in a clear and easy way crucial aspects of Barcelona city.</text:p>
      <text:p text:style-name="P36"/>
      <text:p text:style-name="P36">The information gathered could help policy makers, civil society, individuals and companies better understand the city and guide their decisions with metrics to compare and well grounded data.</text:p>
      <text:h text:style-name="P6" text:outline-level="3"/>
      <text:h text:style-name="P10" text:outline-level="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Yu Gothic Medium" svg:font-family="'Yu Gothic Medium'"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1T23:48:12.429000000</meta:creation-date>
    <meta:editing-duration>PT32M4S</meta:editing-duration>
    <meta:editing-cycles>9</meta:editing-cycles>
    <meta:generator>LibreOffice/6.1.4.2$Windows_X86_64 LibreOffice_project/9d0f32d1f0b509096fd65e0d4bec26ddd1938fd3</meta:generator>
    <dc:date>2021-02-12T02:32:18.353000000</dc:date>
    <meta:document-statistic meta:table-count="0" meta:image-count="0" meta:object-count="0" meta:page-count="7" meta:paragraph-count="72" meta:word-count="1057" meta:character-count="6762" meta:non-whitespace-character-count="5776"/>
  </office:meta>
</office:document-meta>
</file>